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fo:font-weight="bold" style:font-name-asian="NSimSun1" style:font-size-asian="12pt" style:font-weight-asian="bold" style:font-name-complex="Lucida Sans1" style:font-size-complex="12pt" style:font-weight-complex="bold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text-properties officeooo:paragraph-rsid="0018ca01"/>
    </style:style>
    <style:style style:name="P6" style:family="paragraph" style:parent-style-name="Text_20_body">
      <style:text-properties fo:language="en" fo:country="US" officeooo:rsid="0018ca01" officeooo:paragraph-rsid="0018ca01"/>
    </style:style>
    <style:style style:name="P7" style:family="paragraph" style:parent-style-name="Text_20_body">
      <style:text-properties style:font-name="Liberation Serif" fo:font-size="12pt" fo:font-weight="bold" officeooo:paragraph-rsid="0018ca01" style:font-name-asian="NSimSun1" style:font-size-asian="12pt" style:font-weight-asian="bold" style:font-name-complex="Lucida Sans1" style:font-size-complex="12pt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Liberation Serif" fo:font-size="12pt" fo:font-weight="bold" style:font-name-asian="NSimSun1" style:font-size-asian="12pt" style:font-weight-asian="bold" style:font-name-complex="Lucida Sans1" style:font-size-complex="12pt" style:font-weight-complex="bold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margin-top="0cm" fo:margin-bottom="0cm" style:contextual-spacing="false"/>
    </style:style>
    <style:style style:name="P11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officeooo:rsid="0018ca0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olymorphism</text:h>
      <text:p text:style-name="P4">Ο πολυμορφισμός είναι μια από τις βασικές αρχές του αντικειμενοστραφούς προγραμματισμού. Ο όρος πολυμορφισμός σημαίνει "πολλές μορφές", και εμφανίζεται όταν έχουμε πολλές κλάσεις που σχετίζονται μεταξύ τους μέσω κληρονομικότητας.</text:p>
      <text:h text:style-name="Heading_20_4" text:outline-level="4">Τι είναι ο Πολυμορφισμός;</text:h>
      <text:p text:style-name="Text_20_body"/>
      <text:p text:style-name="P5"><text:span text:style-name="T1">Η</text:span> κληρονομικότητα μας επιτρέπει να κληρονομούμε πεδία και μεθόδους από μια άλλη κλάση. </text:p>
      <text:p text:style-name="P5"/>
      <text:p text:style-name="P5">Ο πολυμορφισμός χρησιμοποιεί αυτές τις μεθόδους για να εκτελέσει διαφορετικές εργασίες. Αυτό μας επιτρέπει να εκτελέσουμε μια ενιαία ενέργεια με διαφορετικούς τρόπους.</text:p>
      <text:p text:style-name="P5"/>
      <text:p text:style-name="P5">Για παράδειγμα,</text:p>
      <text:p text:style-name="P5">ας σκεφτούμε μια βασική κλάση που ονομάζεται <text:span text:style-name="Source_20_Text">Animal</text:span> και έχει μια μέθοδο που ονομάζεται <text:span text:style-name="Source_20_Text">animalSound()</text:span>. </text:p>
      <text:p text:style-name="P5"/>
      <text:p text:style-name="P5">Οι παράγωγες κλάσεις των <text:span text:style-name="Source_20_Text">Animal</text:span> θα μπορούσαν να είναι <text:span text:style-name="Source_20_Text">Pig</text:span>, <text:span text:style-name="Source_20_Text">Cat</text:span>, <text:span text:style-name="Source_20_Text">Dog</text:span>, <text:span text:style-name="Source_20_Text">Bird</text:span> </text:p>
      <text:p text:style-name="P5"/>
      <text:p text:style-name="P5">και η καθεμία έχει τη δική της υλοποίηση ενός ζωικού ήχου </text:p>
      <text:p text:style-name="P5"/>
      <text:p text:style-name="P5">(το γουρούνι κάνει "oink", η γάτα κάνει "meow", κλπ.).</text:p>
      <text:h text:style-name="Heading_20_4" text:outline-level="4"/>
      <text:h text:style-name="Heading_20_4" text:outline-level="4">Παράδειγμα Κώδικα</text:h>
      <text:p text:style-name="Text_20_body"/>
      <text:p text:style-name="Preformatted_20_Text"><text:span text:style-name="Source_20_Text">using System;</text:span></text:p>
      <text:p text:style-name="Preformatted_20_Text"/>
      <text:p text:style-name="Preformatted_20_Text"><text:span text:style-name="Source_20_Text">class Animal <text:s/>// Βασική κλάση</text:span></text:p>
      <text:p text:style-name="Preformatted_20_Text"><text:span text:style-name="Source_20_Text">{</text:span></text:p>
      <text:p text:style-name="Preformatted_20_Text"><text:span text:style-name="Source_20_Text"><text:s text:c="4"/>public virtual void animalSound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Console.WriteLine("The animal makes a sound")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Pig : Animal <text:s/>// Παράγωγη κλάση (Γουρούνι)</text:span></text:p>
      <text:p text:style-name="Preformatted_20_Text"><text:span text:style-name="Source_20_Text">{</text:span></text:p>
      <text:p text:style-name="Preformatted_20_Text"><text:span text:style-name="Source_20_Text"><text:s text:c="4"/>public override void animalSound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Console.WriteLine("The pig says: oink oink")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><text:soft-page-break/></text:p>
      <text:p text:style-name="Preformatted_20_Text"><text:span text:style-name="Source_20_Text">class Dog : Animal <text:s/>// Παράγωγη κλάση (Σκύλος)</text:span></text:p>
      <text:p text:style-name="Preformatted_20_Text"><text:span text:style-name="Source_20_Text">{</text:span></text:p>
      <text:p text:style-name="Preformatted_20_Text"><text:span text:style-name="Source_20_Text"><text:s text:c="4"/>public override void animalSound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Console.WriteLine("The dog says: bow wow")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Program</text:span></text:p>
      <text:p text:style-name="Preformatted_20_Text"><text:span text:style-name="Source_20_Text">{</text:span></text:p>
      <text:p text:style-name="Preformatted_20_Text"><text:span text:style-name="Source_20_Text"><text:s text:c="4"/>static void Main(string[] args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Animal myAnimal = new Animal(); <text:s/>// Δημιουργία αντικειμένου Animal</text:span></text:p>
      <text:p text:style-name="Preformatted_20_Text"><text:span text:style-name="Source_20_Text"><text:s text:c="8"/>Animal myPig = new Pig(); <text:s/>// Δημιουργία αντικειμένου Pig</text:span></text:p>
      <text:p text:style-name="Preformatted_20_Text"><text:span text:style-name="Source_20_Text"><text:s text:c="8"/>Animal myDog = new Dog(); <text:s/>// Δημιουργία αντικειμένου Dog</text:span></text:p>
      <text:p text:style-name="Preformatted_20_Text"/>
      <text:p text:style-name="Preformatted_20_Text"><text:span text:style-name="Source_20_Text"><text:s text:c="8"/>myAnimal.animalSound(); <text:s/>// Εμφανίζει: The animal makes a sound</text:span></text:p>
      <text:p text:style-name="Preformatted_20_Text"><text:span text:style-name="Source_20_Text"><text:s text:c="8"/>myPig.animalSound(); <text:s/>// Εμφανίζει: The pig says: oink oink</text:span></text:p>
      <text:p text:style-name="Preformatted_20_Text"><text:span text:style-name="Source_20_Text"><text:s text:c="8"/>myDog.animalSound(); <text:s/>// Εμφανίζει: The dog says: bow wow</text:span></text:p>
      <text:p text:style-name="Preformatted_20_Text"><text:span text:style-name="Source_20_Text"><text:s text:c="4"/>}</text:span></text:p>
      <text:p text:style-name="P2"><text:span text:style-name="Source_20_Text">}</text:span></text:p>
      <text:p text:style-name="P6"/>
      <text:p text:style-name="P6"/>
      <text:p text:style-name="P7">επεξήγηση</text:p>
      <text:p text:style-name="P8"/>
      <text:list text:style-name="L1">
        <text:list-item>
          <text:p text:style-name="P10">Η βασική κλάση <text:span text:style-name="Source_20_Text">Animal</text:span> έχει μια μέθοδο <text:span text:style-name="Source_20_Text">animalSound()</text:span> που είναι σημαδεμένη ως <text:span text:style-name="Source_20_Text">virtual</text:span>, υποδηλώνοντας ότι μπορεί να υπερκαλυφθεί στις παράγωγες κλάσεις.</text:p>
        </text:list-item>
      </text:list>
      <text:p text:style-name="P11"/>
      <text:list text:continue-numbering="true" text:style-name="L1">
        <text:list-item>
          <text:p text:style-name="P10">Οι παράγωγες κλάσεις <text:span text:style-name="Source_20_Text">Pig</text:span> και <text:span text:style-name="Source_20_Text">Dog</text:span> υπερκαλύπτουν τη μέθοδο <text:span text:style-name="Source_20_Text">animalSound()</text:span> με τη λέξη-κλειδί <text:span text:style-name="Source_20_Text">override</text:span> για να παρέχουν τη δική τους υλοποίηση.</text:p>
        </text:list-item>
      </text:list>
      <text:p text:style-name="P11"/>
      <text:list text:continue-numbering="true" text:style-name="L1">
        <text:list-item>
          <text:p text:style-name="P9">Στην <text:span text:style-name="Source_20_Text">Main</text:span> μέθοδο, δημιουργούμε αντικείμενα των κλάσεων <text:span text:style-name="Source_20_Text">Animal</text:span>, <text:span text:style-name="Source_20_Text">Pig</text:span>, και <text:span text:style-name="Source_20_Text">Dog</text:span> και καλούμε τη μέθοδο <text:span text:style-name="Source_20_Text">animalSound()</text:span> για το καθένα. Ανάλογα με τον τύπο του αντικειμένου, εκτελείται η αντίστοιχη μέθοδος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2T22:54:45.780000000</meta:creation-date>
    <dc:date>2024-06-02T23:08:45.284000000</dc:date>
    <meta:editing-duration>PT14M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49" meta:word-count="319" meta:character-count="2245" meta:non-whitespace-character-count="1845"/>
  </office:meta>
</office:document-meta>
</file>